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9118in" table:align="center"/>
    </style:style>
    <style:style style:name="Table1.A" style:family="table-column">
      <style:table-column-properties style:column-width="0.4424in"/>
    </style:style>
    <style:style style:name="Table1.C" style:family="table-column">
      <style:table-column-properties style:column-width="4.5778in"/>
    </style:style>
    <style:style style:name="Table1.D" style:family="table-column">
      <style:table-column-properties style:column-width="0.4493in"/>
    </style:style>
    <style:style style:name="Table1.A1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officeooo:paragraph-rsid="001a08ad"/>
    </style:style>
    <style:style style:name="P3" style:family="paragraph" style:parent-style-name="Table_20_Contents">
      <style:paragraph-properties fo:text-align="center" style:justify-single-word="false"/>
      <style:text-properties officeooo:rsid="001a08ad" officeooo:paragraph-rsid="001a08ad"/>
    </style:style>
    <style:style style:name="P4" style:family="paragraph" style:parent-style-name="Table_20_Contents">
      <style:paragraph-properties fo:text-align="justify" style:justify-single-word="false"/>
      <style:text-properties officeooo:rsid="001a08ad" officeooo:paragraph-rsid="001a08a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text-properties officeooo:paragraph-rsid="001957f1"/>
    </style:style>
    <style:style style:name="P8" style:family="paragraph" style:parent-style-name="Table_20_Contents">
      <style:paragraph-properties fo:text-align="center" style:justify-single-word="false"/>
      <style:text-properties officeooo:rsid="0025f875" officeooo:paragraph-rsid="0025f875"/>
    </style:style>
    <style:style style:name="P9" style:family="paragraph" style:parent-style-name="Table_20_Contents">
      <style:paragraph-properties fo:text-align="justify" style:justify-single-word="false"/>
      <style:text-properties officeooo:rsid="0025f875" officeooo:paragraph-rsid="0025f875"/>
    </style:style>
    <style:style style:name="P10" style:family="paragraph" style:parent-style-name="Table_20_Contents">
      <style:paragraph-properties fo:text-align="center" style:justify-single-word="false"/>
      <style:text-properties officeooo:rsid="0031e181" officeooo:paragraph-rsid="0031e181"/>
    </style:style>
    <style:style style:name="P11" style:family="paragraph" style:parent-style-name="Table_20_Contents">
      <style:paragraph-properties fo:text-align="justify" style:justify-single-word="false"/>
      <style:text-properties officeooo:rsid="0031e181" officeooo:paragraph-rsid="0031e181"/>
    </style:style>
    <style:style style:name="P12" style:family="paragraph" style:parent-style-name="Table_20_Contents">
      <style:paragraph-properties fo:text-align="center" style:justify-single-word="false"/>
      <style:text-properties officeooo:rsid="004c2054" officeooo:paragraph-rsid="004c2054"/>
    </style:style>
    <style:style style:name="P13" style:family="paragraph" style:parent-style-name="Table_20_Contents">
      <style:paragraph-properties fo:text-align="center" style:justify-single-word="false"/>
      <style:text-properties officeooo:rsid="005e82c8" officeooo:paragraph-rsid="005e82c8"/>
    </style:style>
    <style:style style:name="P14" style:family="paragraph" style:parent-style-name="Table_20_Contents">
      <style:paragraph-properties fo:text-align="center" style:justify-single-word="false"/>
      <style:text-properties officeooo:rsid="005eb7c5" officeooo:paragraph-rsid="005eb7c5"/>
    </style:style>
    <style:style style:name="P15" style:family="paragraph" style:parent-style-name="Table_20_Contents">
      <style:paragraph-properties fo:text-align="center" style:justify-single-word="false"/>
      <style:text-properties officeooo:rsid="006287d2" officeooo:paragraph-rsid="006287d2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957f1" officeooo:paragraph-rsid="001957f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9b1bb" officeooo:paragraph-rsid="0019b1bb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19b1bb" officeooo:paragraph-rsid="0019b1bb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d3874" officeooo:paragraph-rsid="002d3874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6cc079" officeooo:paragraph-rsid="006cc07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6f5507" officeooo:paragraph-rsid="006f5507"/>
    </style:style>
    <style:style style:name="P24" style:family="paragraph" style:parent-style-name="Heading_20_1">
      <style:text-properties officeooo:rsid="001957f1" officeooo:paragraph-rsid="001957f1"/>
    </style:style>
    <style:style style:name="P25" style:family="paragraph" style:parent-style-name="Table_20_Contents">
      <style:paragraph-properties fo:text-align="center" style:justify-single-word="false"/>
      <style:text-properties officeooo:rsid="007616b8" officeooo:paragraph-rsid="007616b8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957f1" officeooo:paragraph-rsid="001957f1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7616b8" officeooo:paragraph-rsid="007616b8" style:font-weight-asian="bold" style:font-weight-complex="bold"/>
    </style:style>
    <style:style style:name="T1" style:family="text">
      <style:text-properties officeooo:rsid="001a08ad"/>
    </style:style>
    <style:style style:name="T2" style:family="text">
      <style:text-properties officeooo:rsid="0066f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/>
      <text:h text:style-name="P24" text:outline-level="1">Cuprins</text:h>
      <text:p text:style-name="P7"/>
      <text:p text:style-name="P7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1772180098224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2">Tema de proiectare</text:p>
          </table:table-cell>
          <table:table-cell table:style-name="Table1.A1" office:value-type="string">
            <text:p text:style-name="P25">1</text:p>
          </table:table-cell>
        </table:table-row>
        <table:table-row table:style-name="TableLine1772180082960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2">Rezumat</text:p>
          </table:table-cell>
          <table:table-cell table:style-name="Table1.A1" office:value-type="string">
            <text:p text:style-name="P25">2</text:p>
          </table:table-cell>
        </table:table-row>
        <table:table-row table:style-name="TableLine1772180082960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8">Cuprins</text:p>
          </table:table-cell>
          <table:table-cell table:style-name="Table1.A1" office:value-type="string">
            <text:p text:style-name="P25">3</text:p>
          </table:table-cell>
        </table:table-row>
        <table:table-row table:style-name="TableLine1772180086128"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Construcția <text:span text:style-name="T2">si utilizarea </text:span>dronelor</text:p>
          </table:table-cell>
          <table:table-cell table:style-name="Table1.A1" office:value-type="string">
            <text:p text:style-name="P12">4</text:p>
          </table:table-cell>
        </table:table-row>
        <table:table-row table:style-name="TableLine1772180090736"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>1.1</text:p>
          </table:table-cell>
          <table:table-cell table:style-name="Table1.A1" office:value-type="string">
            <text:p text:style-name="P1">Tipuri de drone</text:p>
          </table:table-cell>
          <table:table-cell table:style-name="Table1.A1" office:value-type="string">
            <text:p text:style-name="P13">4</text:p>
          </table:table-cell>
        </table:table-row>
        <table:table-row table:style-name="TableLine1772180095344"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>1.2</text:p>
          </table:table-cell>
          <table:table-cell table:style-name="Table1.A1" office:value-type="string">
            <text:p text:style-name="P1">Propulsia dronelor</text:p>
          </table:table-cell>
          <table:table-cell table:style-name="Table1.A1" office:value-type="string">
            <text:p text:style-name="P13">12</text:p>
          </table:table-cell>
        </table:table-row>
        <table:table-row table:style-name="TableLine1772180083248"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>1.3</text:p>
          </table:table-cell>
          <table:table-cell table:style-name="Table1.A1" office:value-type="string">
            <text:p text:style-name="P1">Utilizarea dronelor</text:p>
          </table:table-cell>
          <table:table-cell table:style-name="Table1.A1" office:value-type="string">
            <text:p text:style-name="P13">18</text:p>
          </table:table-cell>
        </table:table-row>
        <table:table-row table:style-name="TableLine1772180097360">
          <table:table-cell table:style-name="Table1.A5" office:value-type="string">
            <text:p text:style-name="P19">2</text:p>
          </table:table-cell>
          <table:table-cell table:style-name="Table1.A5" office:value-type="string">
            <text:p text:style-name="P17"/>
          </table:table-cell>
          <table:table-cell table:style-name="Table1.A1" office:value-type="string">
            <text:p text:style-name="P18">Motoare electrice pentru drone</text:p>
          </table:table-cell>
          <table:table-cell table:style-name="Table1.A1" office:value-type="string">
            <text:p text:style-name="P14">25</text:p>
          </table:table-cell>
        </table:table-row>
        <table:table-row table:style-name="TableLine1772180093616">
          <table:table-cell table:style-name="Table1.A5" office:value-type="string">
            <text:p text:style-name="P19">3</text:p>
          </table:table-cell>
          <table:table-cell table:style-name="Table1.A5" office:value-type="string">
            <text:p text:style-name="P17"/>
          </table:table-cell>
          <table:table-cell table:style-name="Table1.A1" office:value-type="string">
            <text:p text:style-name="P18">Proiectarea aerodinamică a elicelor de sustentație</text:p>
          </table:table-cell>
          <table:table-cell table:style-name="Table1.A1" office:value-type="string">
            <text:p text:style-name="P15">28</text:p>
          </table:table-cell>
        </table:table-row>
        <table:table-row table:style-name="TableLine1772180091024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3">3.1</text:p>
          </table:table-cell>
          <table:table-cell table:style-name="Table1.A1" office:value-type="string">
            <text:p text:style-name="P5">Caracteristicele aerodinamice ale profilului HUGHES HELICOPTERS HH-02</text:p>
          </table:table-cell>
          <table:table-cell table:style-name="Table1.A1" office:value-type="string">
            <text:p text:style-name="P15">28</text:p>
          </table:table-cell>
        </table:table-row>
        <table:table-row table:style-name="TableLine1772180092464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3">3.2</text:p>
          </table:table-cell>
          <table:table-cell table:style-name="Table1.A1" office:value-type="string">
            <text:p text:style-name="P2">Caracteristicele aerodinamice ale profilului <text:span text:style-name="T1">ONERA HOR-12</text:span></text:p>
          </table:table-cell>
          <table:table-cell table:style-name="Table1.A1" office:value-type="string">
            <text:p text:style-name="P15">31</text:p>
          </table:table-cell>
        </table:table-row>
        <table:table-row table:style-name="TableLine1772180086992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3">3.3</text:p>
          </table:table-cell>
          <table:table-cell table:style-name="Table1.A1" office:value-type="string">
            <text:p text:style-name="P1">Modelul teoretic</text:p>
          </table:table-cell>
          <table:table-cell table:style-name="Table1.A1" office:value-type="string">
            <text:p text:style-name="P15">35</text:p>
          </table:table-cell>
        </table:table-row>
        <table:table-row table:style-name="TableLine1772180085552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3">3.4</text:p>
          </table:table-cell>
          <table:table-cell table:style-name="Table1.A1" office:value-type="string">
            <text:p text:style-name="P1">Calculul aerodinamic pentru varianta <text:span text:style-name="T1">A</text:span></text:p>
          </table:table-cell>
          <table:table-cell table:style-name="Table1.A1" office:value-type="string">
            <text:p text:style-name="P15">39</text:p>
          </table:table-cell>
        </table:table-row>
        <table:table-row table:style-name="TableLine1772180094192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3">3.5</text:p>
          </table:table-cell>
          <table:table-cell table:style-name="Table1.A1" office:value-type="string">
            <text:p text:style-name="P1">Calculul aerodinamic pentru varianta <text:span text:style-name="T1">B</text:span></text:p>
          </table:table-cell>
          <table:table-cell table:style-name="Table1.A1" office:value-type="string">
            <text:p text:style-name="P15">46</text:p>
          </table:table-cell>
        </table:table-row>
        <table:table-row table:style-name="TableLine1772180096208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3">3.6</text:p>
          </table:table-cell>
          <table:table-cell table:style-name="Table1.A1" office:value-type="string">
            <text:p text:style-name="P1">Calculul aerodinamic pentru varianta <text:span text:style-name="T1">C</text:span></text:p>
          </table:table-cell>
          <table:table-cell table:style-name="Table1.A1" office:value-type="string">
            <text:p text:style-name="P15">53</text:p>
          </table:table-cell>
        </table:table-row>
        <table:table-row table:style-name="TableLine1772180088144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3">3.7</text:p>
          </table:table-cell>
          <table:table-cell table:style-name="Table1.A1" office:value-type="string">
            <text:p text:style-name="P1">Calculul aerodinamic pentru varianta <text:span text:style-name="T1">D</text:span></text:p>
          </table:table-cell>
          <table:table-cell table:style-name="Table1.A1" office:value-type="string">
            <text:p text:style-name="P15">60</text:p>
          </table:table-cell>
        </table:table-row>
        <table:table-row table:style-name="TableLine1772180096496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3">3.8</text:p>
          </table:table-cell>
          <table:table-cell table:style-name="Table1.A5" office:value-type="string">
            <text:p text:style-name="P4">Comparatie intre variantele principale </text:p>
          </table:table-cell>
          <table:table-cell table:style-name="Table1.A1" office:value-type="string">
            <text:p text:style-name="P15">67</text:p>
          </table:table-cell>
        </table:table-row>
        <table:table-row table:style-name="TableLine1772180083536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8">3.9</text:p>
          </table:table-cell>
          <table:table-cell table:style-name="Table1.A5" office:value-type="string">
            <text:p text:style-name="P9">Coordonatele palei</text:p>
          </table:table-cell>
          <table:table-cell table:style-name="Table1.A1" office:value-type="string">
            <text:p text:style-name="P15">69</text:p>
          </table:table-cell>
        </table:table-row>
        <table:table-row table:style-name="TableLine1772180087280">
          <table:table-cell table:style-name="Table1.A5" office:value-type="string">
            <text:p text:style-name="P21">4</text:p>
          </table:table-cell>
          <table:table-cell table:style-name="Table1.A5" office:value-type="string">
            <text:p text:style-name="P17"/>
          </table:table-cell>
          <table:table-cell table:style-name="Table1.A1" office:value-type="string">
            <text:p text:style-name="P18">Proiectarea constructivă a dronei. Calcule de rezistență</text:p>
          </table:table-cell>
          <table:table-cell table:style-name="Table1.A1" office:value-type="string">
            <text:p text:style-name="P23">75</text:p>
          </table:table-cell>
        </table:table-row>
        <table:table-row table:style-name="TableLine1772180092752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10">4.1</text:p>
          </table:table-cell>
          <table:table-cell table:style-name="Table1.A1" office:value-type="string">
            <text:p text:style-name="P11">Calculul nervurii de prindere</text:p>
          </table:table-cell>
          <table:table-cell table:style-name="Table1.A1" office:value-type="string">
            <text:p text:style-name="P23">75</text:p>
          </table:table-cell>
        </table:table-row>
        <table:table-row table:style-name="TableLine1772180091312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10">4.2</text:p>
          </table:table-cell>
          <table:table-cell table:style-name="Table1.A1" office:value-type="string">
            <text:p text:style-name="P11">Calculul momentelor de inertie ale sectiunilor palei</text:p>
          </table:table-cell>
          <table:table-cell table:style-name="Table1.A1" office:value-type="string">
            <text:p text:style-name="P23">78</text:p>
          </table:table-cell>
        </table:table-row>
        <table:table-row table:style-name="TableLine1772180093328">
          <table:table-cell table:style-name="Table1.A5" office:value-type="string">
            <text:p text:style-name="P6"/>
          </table:table-cell>
          <table:table-cell table:style-name="Table1.A5" office:value-type="string">
            <text:p text:style-name="P10">4.3</text:p>
          </table:table-cell>
          <table:table-cell table:style-name="Table1.A1" office:value-type="string">
            <text:p text:style-name="P11">Verificarea la rezistenta a palei</text:p>
          </table:table-cell>
          <table:table-cell table:style-name="Table1.A1" office:value-type="string">
            <text:p text:style-name="P23">79</text:p>
          </table:table-cell>
        </table:table-row>
        <table:table-row table:style-name="TableLine1772180086416">
          <table:table-cell table:style-name="Table1.A5" office:value-type="string">
            <text:p text:style-name="P21">5</text:p>
          </table:table-cell>
          <table:table-cell table:style-name="Table1.A5" office:value-type="string">
            <text:p text:style-name="P17"/>
          </table:table-cell>
          <table:table-cell table:style-name="Table1.A1" office:value-type="string">
            <text:p text:style-name="P20">Bibliografie</text:p>
          </table:table-cell>
          <table:table-cell table:style-name="Table1.A1" office:value-type="string">
            <text:p text:style-name="P23">86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fo:text-transform="uppercase" style:font-name="Liberation Serif1" fo:font-family="'Liberation Serif'" style:font-style-name="Bold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line-height="100%"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453in" fo:margin-bottom="0.5902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18:29:17.439704427</meta:creation-date>
    <dc:title>Sablon Proiect Diploma</dc:title>
    <meta:editing-duration>PT14H34M24S</meta:editing-duration>
    <meta:editing-cycles>46</meta:editing-cycles>
    <meta:generator>LibreOffice/7.3.4.2$Windows_X86_64 LibreOffice_project/728fec16bd5f605073805c3c9e7c4212a0120dc5</meta:generator>
    <dc:date>2022-07-06T07:20:52.496000000</dc:date>
    <meta:document-statistic meta:table-count="1" meta:image-count="0" meta:object-count="0" meta:page-count="1" meta:paragraph-count="67" meta:word-count="135" meta:character-count="829" meta:non-whitespace-character-count="760"/>
    <meta:template xlink:type="simple" xlink:actuate="onRequest" xlink:title="Sablon Proiect Diploma" xlink:href="../Sablon%20Proiect%20Diploma.ott" meta:date="2022-06-10T18:29:16.788397294"/>
  </office:meta>
</office:document-meta>
</file>